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ewTests.resolveAsyn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stView.renderInternal( Map &lt; String , Object &gt; renderAttributes , @ Nullable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